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B0000009423428B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Kozuka Gothic Pr6N" svg:font-family="'Kozuka Gothic Pr6N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0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.543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style:font-name="Kozuka Gothic Pr6N"/>
    </style:style>
    <style:style style:name="T1" style:family="text">
      <style:text-properties style:font-name="Kozuka Gothic Pr6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ruppe 1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14.533cm" svg:height="10cm" svg:x="7.4cm" svg:y="4.8cm" presentation:class="subtitle" presentation:user-transformed="true">
          <draw:text-box>
            <text:p text:style-name="P1"><text:span text:style-name="T1">Titel der Prä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0.4cm" svg:height="1.543cm" svg:x="1.4cm" svg:y="0.85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Kozuka Gothic Pr6N" svg:font-family="'Kozuka Gothic Pr6N'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Kozuka Gothic Pr6N" fo:font-family="'Kozuka Gothic Pr6N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style:font-name="Kozuka Gothic Pr6N" fo:font-family="'Kozuka Gothic Pr6N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style:font-name="Kozuka Gothic Pr6N" fo:font-family="'Kozuka Gothic Pr6N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style:font-name="Kozuka Gothic Pr6N" fo:font-family="'Kozuka Gothic Pr6N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style:font-name="Kozuka Gothic Pr6N" fo:font-family="'Kozuka Gothic Pr6N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style:font-name="Kozuka Gothic Pr6N" fo:font-family="'Kozuka Gothic Pr6N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style:font-name="Kozuka Gothic Pr6N" fo:font-family="'Kozuka Gothic Pr6N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66666" style:text-outline="false" style:text-line-through-style="none" style:text-line-through-type="none" style:font-name="Kozuka Gothic Pr6N" fo:font-family="'Kozuka Gothic Pr6N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textarea-vertical-align="middl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Kozuka Gothic Pr6N" fo:font-family="'Kozuka Gothic Pr6N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666666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0.4cm" svg:height="1.543cm" svg:x="1.4cm" svg:y="0.85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line presentation:style-name="Mpr2" draw:text-style-name="MP4" draw:layer="backgroundobjects" svg:x1="1.3cm" svg:y1="2.4cm" svg:x2="26.7cm" svg:y2="2.4cm">
        <text:p/>
      </draw:line>
      <draw:frame draw:style-name="Mgr3" draw:text-style-name="MP4" draw:layer="backgroundobjects" svg:width="5.517cm" svg:height="1.561cm" svg:x="21.183cm" svg:y="0.8cm">
        <draw:image xlink:href="Pictures/100002010000020B0000009423428B32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20:26:40.118200000</meta:creation-date>
    <dc:date>2015-04-20T20:56:33.875616000</dc:date>
    <meta:editing-duration>PT29M51S</meta:editing-duration>
    <meta:editing-cycles>7</meta:editing-cycles>
    <meta:generator>LibreOffice/4.3.6.2$MacOSX_X86_64 LibreOffice_project/d50a87b2e514536ed401c18000dad4660b6a169e</meta:generator>
    <meta:document-statistic meta:object-count="40"/>
  </office:meta>
</office:document-meta>
</file>